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78.51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137.34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50.41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Half-Life/valv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$STEAMAPPS/Half-Life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</table:table-row>
        <table:table-row table:style-name="ro1" table:number-rows-repeated="94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DB.A1:DB.O1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36:35.564655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3:40:43.415320976</dc:date>
    <meta:editing-duration>PT1H39M7S</meta:editing-duration>
    <meta:editing-cycles>27</meta:editing-cycles>
    <meta:generator>LibreOffice/5.1.6.2$Linux_X86_64 LibreOffice_project/10m0$Build-2</meta:generator>
    <meta:document-statistic meta:table-count="1" meta:cell-count="2070" meta:object-count="0"/>
  </office:meta>
</office:document-meta>
</file>